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M. Isaacs &amp; Son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7 January 1869</text:p>
      <text:p text:style-name="P2">Month<text:tab/><text:tab/><text:tab/><text:tab/><text:tab/><text:tab/>January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OFFICE OF/</text:p>
      <text:p text:style-name="P2">The Jewish Messenger,/</text:p>
      <text:p text:style-name="P2">243 Broadway,/</text:p>
      <text:p text:style-name="P2">NEW YORK./</text:p>
      <text:p text:style-name="P2">REV. S. M. ISAACS &amp; SONS,/</text:p>
      <text:p text:style-name="P2"><text:tab/>EDITORS AND PROPRIETORS./</text:p>
      <text:p text:style-name="P2"><text:tab/><text:tab/><text:tab/><text:tab/><text:tab/><text:tab/>Rev. S. Morais/</text:p>
      <text:p text:style-name="P2"><text:span text:style-name="T1"><text:tab/><text:tab/><text:tab/><text:tab/><text:tab/><text:tab/>546 North 5</text:span><text:span text:style-name="T2">th</text:span><text:span text:style-name="T1"> St./</text:span></text:p>
      <text:p text:style-name="P2"><text:tab/><text:tab/><text:tab/><text:tab/><text:tab/><text:tab/>Philadelphia/</text:p>
      <text:p text:style-name="P2"><text:tab/><text:tab/><text:tab/><text:tab/><text:tab/><text:tab/><text:tab/>Penn/</text:p>
      <text:p text:style-name="P2"/>
      <text:p text:style-name="P2">[Page 1]</text:p>
      <text:p text:style-name="P4">OFFICE OF/</text:p>
      <text:p text:style-name="P4"><text:soft-page-break/>“The Jewish Messenger,”/</text:p>
      <text:p text:style-name="P4">243 BROADWAY./</text:p>
      <text:p text:style-name="P4">Rev. S. M. ISAACS &amp; SONS, Editors and Proprietors./</text:p>
      <text:p text:style-name="P4">New York, Jan. 7 1869./</text:p>
      <text:p text:style-name="P2">Rev. S. Morais/</text:p>
      <text:p text:style-name="P2"><text:tab/>Rev &amp; Dear Sir/</text:p>
      <text:p text:style-name="P2"><text:tab/><text:tab/>In opening the/ new volume of our Journal,/ we have determined to make/ it exceed its predecessors in/ interest, and to cause it to be/ in reality what we have ever/ desired to make it—the/ leading and best of the/ Jewish papers./</text:p>
      <text:p text:style-name="P2"><text:tab/>With this view, we have/ decided to secure the best/ talent that can be found/ in Jewish circles, as con-/tributors and for this pur-/pose we are ready to/ enter into arrangements/ with all who may desire/</text:p>
      <text:p text:style-name="P2"/>
      <text:p text:style-name="P2">[Page 2]</text:p>
      <text:p text:style-name="P2">to enter the field of Jewish/ literature./</text:p>
      <text:p text:style-name="P2">Among these we are espec/ially desirous of securing/ your valuable assistance/--while sincerely thanking/ you for the many times that/ you have written for our/ pages./</text:p>
      <text:p text:style-name="P2"><text:tab/>Can you not write for us/ more regularly either on/ general subjects or on one or/ two continuous themes?/</text:p>
      <text:p text:style-name="P2"><text:tab/>At present we can offer/ these terms—with the expec-/tation of bettering them in a/ few months, if we find our/ circulation materially in-/creasing—five dollars per/ column as an average note./</text:p>
      <text:p text:style-name="P2"><text:tab/>You might state in your/ reply what subjects you would/</text:p>
      <text:p text:style-name="P2"/>
      <text:p text:style-name="P2">[Page 3]</text:p>
      <text:p text:style-name="P2">wish to treat about, and/ from your list we might select/ such as we deem suitable/</text:p>
      <text:p text:style-name="P2"><text:tab/>There is a good field in the/ Rabbis, Spanish and Italian/ sages./</text:p>
      <text:p text:style-name="P2"><text:tab/>But as to this, we would pre-/fer to hear your opinion./</text:p>
      <text:p text:style-name="P2"><text:tab/>Trusting this proposition/ will be received favora-/bly, and assuring you of/ our personal esteem/</text:p>
      <text:p text:style-name="P2"><text:tab/><text:tab/>We are/</text:p>
      <text:p text:style-name="P2"><text:tab/><text:tab/>Yours Truly/</text:p>
      <text:p text:style-name="P2"><text:tab/><text:tab/>S M Isaacs &amp; S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1:29:30</meta:creation-date>
    <dc:date>2011-12-12T14:50:08.12</dc:date>
    <dc:language>en-US</dc:language>
    <meta:editing-cycles>3</meta:editing-cycles>
    <meta:editing-duration>PT00H10M25S</meta:editing-duration>
    <dc:creator>Penn Libraries</dc:creator>
    <meta:document-statistic meta:table-count="0" meta:image-count="0" meta:object-count="0" meta:page-count="3" meta:paragraph-count="95" meta:word-count="473" meta:character-count="3015"/>
    <meta:user-defined meta:name="Info 1"/>
    <meta:user-defined meta:name="Info 2"/>
    <meta:user-defined meta:name="Info 3"/>
    <meta:user-defined meta:name="Info 4"/>
  </office:meta>
</office:document-meta>
</file>